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689f38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689f38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18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Records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Exams</text:p>
          </table:table-cell>
          <table:table-cell table:style-name="ce2" office:value-type="string" calcext:value-type="string">
            <text:p>Diagnosis</text:p>
          </table:table-cell>
          <table:table-cell table:style-name="ce6" office:value-type="string" calcext:value-type="string">
            <text:p>Quantidade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Healthy</text:p>
          </table:table-cell>
          <table:table-cell table:style-name="ce6" table:formula="of:=COUNTIF([.A$1:.A$1048576];[.A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Unknown</text:p>
          </table:table-cell>
          <table:table-cell table:style-name="ce6" table:formula="of:=COUNTIF([.A$1:.A$1048576];[.A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020" calcext:value-type="float">
            <text:p>770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oluntári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oluntár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oluntári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oluntári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oluntári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oluntári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7745" calcext:value-type="float">
            <text:p>73774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3339" calcext:value-type="float">
            <text:p>7633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oluntári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oluntári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oluntári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oluntári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oluntári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oluntári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1069" calcext:value-type="float">
            <text:p>6910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7750-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141337" calcext:value-type="float">
            <text:p>3314133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74" calcext:value-type="float">
            <text:p>50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2763" calcext:value-type="float">
            <text:p>45276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2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5924" calcext:value-type="float">
            <text:p>48592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2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8656" calcext:value-type="float">
            <text:p>7865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hermography, mammography</text:p>
          </table:table-cell>
          <table:table-cell office:value-type="string" calcext:value-type="string">
            <text:p>Healthy</text:p>
          </table:table-cell>
          <table:table-cell table:formula="of:=COUNTIF([.A$1:.A$1048576];[.A2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666" calcext:value-type="float">
            <text:p>766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ermography, mammography</text:p>
          </table:table-cell>
          <table:table-cell office:value-type="string" calcext:value-type="string">
            <text:p>Healthy</text:p>
          </table:table-cell>
          <table:table-cell table:formula="of:=COUNTIF([.A$1:.A$1048576];[.A2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43152" calcext:value-type="float">
            <text:p>7431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2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3706" calcext:value-type="float">
            <text:p>66370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2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oluntári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2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3288" calcext:value-type="float">
            <text:p>768328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3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93388" calcext:value-type="float">
            <text:p>69338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3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9739" calcext:value-type="float">
            <text:p>45973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3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54798" calcext:value-type="float">
            <text:p>55479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3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2449" calcext:value-type="float">
            <text:p>39244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3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oluntári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3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9399" calcext:value-type="float">
            <text:p>18939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3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oluntári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3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2060143" calcext:value-type="float">
            <text:p>9206014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3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249" calcext:value-type="float">
            <text:p>1124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3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364" calcext:value-type="float">
            <text:p>2636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hermography, mammography</text:p>
          </table:table-cell>
          <table:table-cell office:value-type="string" calcext:value-type="string">
            <text:p>Healthy</text:p>
          </table:table-cell>
          <table:table-cell table:formula="of:=COUNTIF([.A$1:.A$1048576];[.A4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069" calcext:value-type="float">
            <text:p>2606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4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5" calcext:value-type="float">
            <text:p>1000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4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37514" calcext:value-type="float">
            <text:p>73751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4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oluntári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4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60607" calcext:value-type="float">
            <text:p>5606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4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9943" calcext:value-type="float">
            <text:p>39994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4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6437" calcext:value-type="float">
            <text:p>45643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4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006" calcext:value-type="float">
            <text:p>7000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4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7988" calcext:value-type="float">
            <text:p>20798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4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1337" calcext:value-type="float">
            <text:p>60133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5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oluntári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5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oluntári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5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oluntári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5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37451" calcext:value-type="float">
            <text:p>73745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5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3764" calcext:value-type="float">
            <text:p>537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5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Healthy</text:p>
          </table:table-cell>
          <table:table-cell table:style-name="ce6" table:formula="of:=COUNTIF([.A$1:.A$1048576];[.A5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Healthy</text:p>
          </table:table-cell>
          <table:table-cell table:style-name="ce6" table:formula="of:=COUNTIF([.A$1:.A$1048576];[.A5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977" calcext:value-type="float">
            <text:p>6559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5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28097" calcext:value-type="float">
            <text:p>62809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5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4537" calcext:value-type="float">
            <text:p>24453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hermography, mammography</text:p>
          </table:table-cell>
          <table:table-cell office:value-type="string" calcext:value-type="string">
            <text:p>Healthy</text:p>
          </table:table-cell>
          <table:table-cell table:formula="of:=COUNTIF([.A$1:.A$1048576];[.A6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93404" calcext:value-type="float">
            <text:p>59340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ermography, mammography</text:p>
          </table:table-cell>
          <table:table-cell office:value-type="string" calcext:value-type="string">
            <text:p>Healthy</text:p>
          </table:table-cell>
          <table:table-cell table:formula="of:=COUNTIF([.A$1:.A$1048576];[.A6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777790" calcext:value-type="float">
            <text:p>77777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6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4890" calcext:value-type="float">
            <text:p>6489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6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34" calcext:value-type="float">
            <text:p>703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6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oluntári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6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340" calcext:value-type="float">
            <text:p>1534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6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78650" calcext:value-type="float">
            <text:p>7786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6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4553" calcext:value-type="float">
            <text:p>75455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6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oluntári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6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54355" calcext:value-type="float">
            <text:p>5543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hermography, mammography</text:p>
          </table:table-cell>
          <table:table-cell office:value-type="string" calcext:value-type="string">
            <text:p>Healthy</text:p>
          </table:table-cell>
          <table:table-cell table:formula="of:=COUNTIF([.A$1:.A$1048576];[.A7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7332" calcext:value-type="float">
            <text:p>7733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7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72906" calcext:value-type="float">
            <text:p>67290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7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85101" calcext:value-type="float">
            <text:p>68510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7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7229" calcext:value-type="float">
            <text:p>1672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7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43821" calcext:value-type="float">
            <text:p>7438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7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4050" calcext:value-type="float">
            <text:p>6140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7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oluntári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7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3749" calcext:value-type="float">
            <text:p>11374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7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953" calcext:value-type="float">
            <text:p>5195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7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49955" calcext:value-type="float">
            <text:p>7499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8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76" calcext:value-type="float">
            <text:p>307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8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3138" calcext:value-type="float">
            <text:p>16313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8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33055" calcext:value-type="float">
            <text:p>53305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8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oluntári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8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oluntári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8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129" calcext:value-type="float">
            <text:p>1812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8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50848" calcext:value-type="float">
            <text:p>75084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8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oluntári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8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8244" calcext:value-type="float">
            <text:p>10824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8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62855" calcext:value-type="float">
            <text:p>7628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hermography, mammography</text:p>
          </table:table-cell>
          <table:table-cell office:value-type="string" calcext:value-type="string">
            <text:p>Healthy</text:p>
          </table:table-cell>
          <table:table-cell table:formula="of:=COUNTIF([.A$1:.A$1048576];[.A9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3121" calcext:value-type="float">
            <text:p>431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hermography, mammography</text:p>
          </table:table-cell>
          <table:table-cell office:value-type="string" calcext:value-type="string">
            <text:p>Healthy</text:p>
          </table:table-cell>
          <table:table-cell table:formula="of:=COUNTIF([.A$1:.A$1048576];[.A9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78683" calcext:value-type="float">
            <text:p>77868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9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12093" calcext:value-type="float">
            <text:p>61209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9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Voluntári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9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oluntári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9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4189" calcext:value-type="float">
            <text:p>15418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rmography, mammography</text:p>
          </table:table-cell>
          <table:table-cell office:value-type="string" calcext:value-type="string">
            <text:p>Healthy</text:p>
          </table:table-cell>
          <table:table-cell table:formula="of:=COUNTIF([.A$1:.A$1048576];[.A9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51947" calcext:value-type="float">
            <text:p>7519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hermography, mammography</text:p>
          </table:table-cell>
          <table:table-cell office:value-type="string" calcext:value-type="string">
            <text:p>Healthy</text:p>
          </table:table-cell>
          <table:table-cell table:formula="of:=COUNTIF([.A$1:.A$1048576];[.A9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20194" calcext:value-type="float">
            <text:p>72019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ermography, mammography</text:p>
          </table:table-cell>
          <table:table-cell office:value-type="string" calcext:value-type="string">
            <text:p>Healthy</text:p>
          </table:table-cell>
          <table:table-cell table:formula="of:=COUNTIF([.A$1:.A$1048576];[.A9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192" calcext:value-type="float">
            <text:p>1219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9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02647" calcext:value-type="float">
            <text:p>6026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0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7051" calcext:value-type="float">
            <text:p>4705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ermography, mammography</text:p>
          </table:table-cell>
          <table:table-cell office:value-type="string" calcext:value-type="string">
            <text:p>Healthy</text:p>
          </table:table-cell>
          <table:table-cell table:formula="of:=COUNTIF([.A$1:.A$1048576];[.A10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6362" calcext:value-type="float">
            <text:p>6063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0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14837" calcext:value-type="float">
            <text:p>6148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0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79498" calcext:value-type="float">
            <text:p>7794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0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12017" calcext:value-type="float">
            <text:p>3120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hermography, mammography</text:p>
          </table:table-cell>
          <table:table-cell office:value-type="string" calcext:value-type="string">
            <text:p>Healthy</text:p>
          </table:table-cell>
          <table:table-cell table:formula="of:=COUNTIF([.A$1:.A$1048576];[.A10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54153" calcext:value-type="float">
            <text:p>55415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hermography, mammography</text:p>
          </table:table-cell>
          <table:table-cell office:value-type="string" calcext:value-type="string">
            <text:p>Healthy</text:p>
          </table:table-cell>
          <table:table-cell table:formula="of:=COUNTIF([.A$1:.A$1048576];[.A10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55770" calcext:value-type="float">
            <text:p>35577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0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98807" calcext:value-type="float">
            <text:p>59880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0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46149" calcext:value-type="float">
            <text:p>64614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0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99632" calcext:value-type="float">
            <text:p>59963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07335" calcext:value-type="float">
            <text:p>50733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Thermography, mam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1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07335" calcext:value-type="float">
            <text:p>50733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Thermography, mam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1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69901" calcext:value-type="float">
            <text:p>6699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76450" calcext:value-type="float">
            <text:p>5764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86084" calcext:value-type="float">
            <text:p>6860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7512" calcext:value-type="float">
            <text:p>775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85179" calcext:value-type="float">
            <text:p>58517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1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43366" calcext:value-type="float">
            <text:p>44336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61195" calcext:value-type="float">
            <text:p>66119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09619" calcext:value-type="float">
            <text:p>7096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66175" calcext:value-type="float">
            <text:p>3661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3757" calcext:value-type="float">
            <text:p>237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626" calcext:value-type="float">
            <text:p>862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2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1222" calcext:value-type="float">
            <text:p>25122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2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48791" calcext:value-type="float">
            <text:p>74879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2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20194" calcext:value-type="float">
            <text:p>62019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2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9128" calcext:value-type="float">
            <text:p>50912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2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oluntár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2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24284" calcext:value-type="float">
            <text:p>42428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2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1204" calcext:value-type="float">
            <text:p>4120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3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58737" calcext:value-type="float">
            <text:p>75873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3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65987" calcext:value-type="float">
            <text:p>76598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3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87603" calcext:value-type="float">
            <text:p>48760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3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65157" calcext:value-type="float">
            <text:p>7651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3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25175" calcext:value-type="float">
            <text:p>32517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ermography, mammography</text:p>
          </table:table-cell>
          <table:table-cell office:value-type="string" calcext:value-type="string">
            <text:p>Healthy</text:p>
          </table:table-cell>
          <table:table-cell table:formula="of:=COUNTIF([.A$1:.A$1048576];[.A13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73203" calcext:value-type="float">
            <text:p>77320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3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87009" calcext:value-type="float">
            <text:p>48700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3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95702" calcext:value-type="float">
            <text:p>29570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3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0971" calcext:value-type="float">
            <text:p>72097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3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30799" calcext:value-type="float">
            <text:p>2307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4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88185" calcext:value-type="float">
            <text:p>48818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4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10887" calcext:value-type="float">
            <text:p>71088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4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Voluntári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4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16006" calcext:value-type="float">
            <text:p>51600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4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02468" calcext:value-type="float">
            <text:p>60246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4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88749" calcext:value-type="float">
            <text:p>48874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14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36612" calcext:value-type="float">
            <text:p>7366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14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85618" calcext:value-type="float">
            <text:p>7856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14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Voluntári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4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2273" calcext:value-type="float">
            <text:p>2122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5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5808" calcext:value-type="float">
            <text:p>49580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5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81250" calcext:value-type="float">
            <text:p>7812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5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6946" calcext:value-type="float">
            <text:p>6694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5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8015" calcext:value-type="float">
            <text:p>7080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5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1279" calcext:value-type="float">
            <text:p>18127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5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84024" calcext:value-type="float">
            <text:p>784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5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74848" calcext:value-type="float">
            <text:p>4748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15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15459" calcext:value-type="float">
            <text:p>21545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5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21221" calcext:value-type="float">
            <text:p>7212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5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5820" calcext:value-type="float">
            <text:p>2558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6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49578" calcext:value-type="float">
            <text:p>64957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6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75227" calcext:value-type="float">
            <text:p>2752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6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86049" calcext:value-type="float">
            <text:p>38604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Healthy</text:p>
          </table:table-cell>
          <table:table-cell table:style-name="ce6" table:formula="of:=COUNTIF([.A$1:.A$1048576];[.A16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86049" calcext:value-type="float">
            <text:p>38604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16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6938" calcext:value-type="float">
            <text:p>4693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6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6039" calcext:value-type="float">
            <text:p>96603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6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6516" calcext:value-type="float">
            <text:p>765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6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2309" calcext:value-type="float">
            <text:p>30230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16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37955" calcext:value-type="float">
            <text:p>7379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16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84553" calcext:value-type="float">
            <text:p>2845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17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63824" calcext:value-type="float">
            <text:p>7638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7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59677" calcext:value-type="float">
            <text:p>65967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7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9438" calcext:value-type="float">
            <text:p>1294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17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88020" calcext:value-type="float">
            <text:p>7880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17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84760" calcext:value-type="float">
            <text:p>684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7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85723" calcext:value-type="float">
            <text:p>78572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7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81252" calcext:value-type="float">
            <text:p>78125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17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23929" calcext:value-type="float">
            <text:p>6239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7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17047" calcext:value-type="float">
            <text:p>31704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7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22822" calcext:value-type="float">
            <text:p>7228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8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05534" calcext:value-type="float">
            <text:p>30553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8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76572" calcext:value-type="float">
            <text:p>3765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8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51347" calcext:value-type="float">
            <text:p>45134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8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35341" calcext:value-type="float">
            <text:p>6353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8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14417" calcext:value-type="float">
            <text:p>5144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8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66883" calcext:value-type="float">
            <text:p>66688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8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53481" calcext:value-type="float">
            <text:p>3534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8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Voluntári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8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Voluntári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8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Voluntári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9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Voluntári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9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Voluntári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9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Voluntár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9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Voluntári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9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4741" calcext:value-type="float">
            <text:p>25474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19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65813" calcext:value-type="float">
            <text:p>4658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19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85534" calcext:value-type="float">
            <text:p>78553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19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Voluntári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9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684901" calcext:value-type="float">
            <text:p>368490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19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90336" calcext:value-type="float">
            <text:p>29033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0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4650" calcext:value-type="float">
            <text:p>1146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0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04378" calcext:value-type="float">
            <text:p>60437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0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Voluntári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20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02442" calcext:value-type="float">
            <text:p>3024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0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5816" calcext:value-type="float">
            <text:p>6258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0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83707" calcext:value-type="float">
            <text:p>48370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0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89624" calcext:value-type="float">
            <text:p>7896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0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93535" calcext:value-type="float">
            <text:p>79353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20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48974" calcext:value-type="float">
            <text:p>4489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20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23531" calcext:value-type="float">
            <text:p>32353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73988" calcext:value-type="float">
            <text:p>77398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86757" calcext:value-type="float">
            <text:p>7867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78256" calcext:value-type="float">
            <text:p>77825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79981" calcext:value-type="float">
            <text:p>27998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25025" calcext:value-type="float">
            <text:p>32502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68" calcext:value-type="float">
            <text:p>200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1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93767" calcext:value-type="float">
            <text:p>79376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3812" calcext:value-type="float">
            <text:p>1538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80915" calcext:value-type="float">
            <text:p>1809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05881" calcext:value-type="float">
            <text:p>3058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71086" calcext:value-type="float">
            <text:p>57108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98245" calcext:value-type="float">
            <text:p>79824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2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68982" calcext:value-type="float">
            <text:p>16898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2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78824" calcext:value-type="float">
            <text:p>1788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22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01288" calcext:value-type="float">
            <text:p>2012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2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00262" calcext:value-type="float">
            <text:p>8002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2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0248" calcext:value-type="float">
            <text:p>4202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Unknown</text:p>
          </table:table-cell>
          <table:table-cell table:formula="of:=COUNTIF([.A$1:.A$1048576];[.A22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82535" calcext:value-type="float">
            <text:p>3825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Healthy</text:p>
          </table:table-cell>
          <table:table-cell table:formula="of:=COUNTIF([.A$1:.A$1048576];[.A22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61557" calcext:value-type="float">
            <text:p>26155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3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95091" calcext:value-type="float">
            <text:p>79509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3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Voluntári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Unknown</text:p>
          </table:table-cell>
          <table:table-cell table:formula="of:=COUNTIF([.A$1:.A$1048576];[.A23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3712" calcext:value-type="float">
            <text:p>2371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Unknown</text:p>
          </table:table-cell>
          <table:table-cell table:formula="of:=COUNTIF([.A$1:.A$1048576];[.A23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3769" calcext:value-type="float">
            <text:p>2376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3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660" calcext:value-type="float">
            <text:p>46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3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16776" calcext:value-type="float">
            <text:p>21677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3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3173" calcext:value-type="float">
            <text:p>2317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Unknown</text:p>
          </table:table-cell>
          <table:table-cell table:formula="of:=COUNTIF([.A$1:.A$1048576];[.A23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Voluntári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3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3127" calcext:value-type="float">
            <text:p>23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3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Voluntári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4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Voluntári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4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Voluntár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4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4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4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Voluntári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4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4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oluntári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4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oluntár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4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Voluntár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4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5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5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Thermography</text:p>
          </table:table-cell>
          <table:table-cell table:style-name="ce5" office:value-type="string" calcext:value-type="string">
            <text:p>Sick</text:p>
          </table:table-cell>
          <table:table-cell table:style-name="ce7" table:formula="of:=COUNTIF([.A$1:.A$1048576];[.A25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Thermography</text:p>
          </table:table-cell>
          <table:table-cell table:style-name="ce5" office:value-type="string" calcext:value-type="string">
            <text:p>Sick</text:p>
          </table:table-cell>
          <table:table-cell table:style-name="ce7" table:formula="of:=COUNTIF([.A$1:.A$1048576];[.A25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Thermography</text:p>
          </table:table-cell>
          <table:table-cell table:style-name="ce5" office:value-type="string" calcext:value-type="string">
            <text:p>Sick</text:p>
          </table:table-cell>
          <table:table-cell table:style-name="ce7" table:formula="of:=COUNTIF([.A$1:.A$1048576];[.A25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Voluntári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5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Voluntári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5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Voluntári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5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Voluntári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5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Voluntári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5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6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6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6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6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Voluntári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6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Voluntári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6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6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6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Voluntári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6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6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7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7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7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7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7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366" calcext:value-type="float">
            <text:p>366</text:p>
          </table:table-cell>
          <table:table-cell table:style-name="ce5" office:value-type="string" calcext:value-type="string">
            <text:p>Voluntária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Thermography</text:p>
          </table:table-cell>
          <table:table-cell table:style-name="ce5" office:value-type="string" calcext:value-type="string">
            <text:p>Sick</text:p>
          </table:table-cell>
          <table:table-cell table:style-name="ce7" table:formula="of:=COUNTIF([.A$1:.A$1048576];[.A27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366" calcext:value-type="float">
            <text:p>366</text:p>
          </table:table-cell>
          <table:table-cell table:style-name="ce5" office:value-type="string" calcext:value-type="string">
            <text:p>Voluntária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Thermography</text:p>
          </table:table-cell>
          <table:table-cell table:style-name="ce5" office:value-type="string" calcext:value-type="string">
            <text:p>Sick</text:p>
          </table:table-cell>
          <table:table-cell table:style-name="ce7" table:formula="of:=COUNTIF([.A$1:.A$1048576];[.A27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366" calcext:value-type="float">
            <text:p>366</text:p>
          </table:table-cell>
          <table:table-cell table:style-name="ce5" office:value-type="string" calcext:value-type="string">
            <text:p>Voluntária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Thermography</text:p>
          </table:table-cell>
          <table:table-cell table:style-name="ce5" office:value-type="string" calcext:value-type="string">
            <text:p>Sick</text:p>
          </table:table-cell>
          <table:table-cell table:style-name="ce7" table:formula="of:=COUNTIF([.A$1:.A$1048576];[.A277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7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7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Voluntári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8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8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8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8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8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Voluntári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8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9620" calcext:value-type="float">
            <text:p>1096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8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8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8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8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9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9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9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Voluntári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9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Voluntári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9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Voluntári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29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9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9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701673" calcext:value-type="float">
            <text:p>170167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9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701673" calcext:value-type="float">
            <text:p>170167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29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30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30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705449" calcext:value-type="float">
            <text:p>170544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30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707178" calcext:value-type="float">
            <text:p>170717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30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707178" calcext:value-type="float">
            <text:p>170717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30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709459" calcext:value-type="float">
            <text:p>1709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30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04467" calcext:value-type="float">
            <text:p>170446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30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30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30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7007372" calcext:value-type="float">
            <text:p>1700737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30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7007372" calcext:value-type="float">
            <text:p>1700737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3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07467" calcext:value-type="float">
            <text:p>170746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3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Voluntári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3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Voluntári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3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05716" calcext:value-type="float">
            <text:p>12057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3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70272" calcext:value-type="float">
            <text:p>17027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3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oluntári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3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709080" calcext:value-type="float">
            <text:p>170908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31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Voluntári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3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3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3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3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3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Voluntári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Sick</text:p>
          </table:table-cell>
          <table:table-cell table:formula="of:=COUNTIF([.A$1:.A$1048576];[.A32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32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32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Voluntári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rmography</text:p>
          </table:table-cell>
          <table:table-cell office:value-type="string" calcext:value-type="string">
            <text:p>Unknown</text:p>
          </table:table-cell>
          <table:table-cell table:formula="of:=COUNTIF([.A$1:.A$1048576];[.A32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32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3" office:value-type="string" calcext:value-type="string">
            <text:p>Voluntária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Thermography</text:p>
          </table:table-cell>
          <table:table-cell table:style-name="ce3" office:value-type="string" calcext:value-type="string">
            <text:p>Sick</text:p>
          </table:table-cell>
          <table:table-cell table:style-name="ce6" table:formula="of:=COUNTIF([.A$1:.A$1048576];[.A328])" office:value-type="float" office:value="2" calcext:value-type="float">
            <text:p>2</text:p>
          </table:table-cell>
          <table:table-cell table:number-columns-repeated="1017"/>
        </table:table-row>
      </table:table>
      <table:table table:name="Tabela dinâmica_Planilha1_1" table:style-name="ta1">
        <table:table-column table:style-name="co4" table:default-cell-style-name="ce10"/>
        <table:table-column table:style-name="co4" table:default-cell-style-name="ce14"/>
        <table:table-row table:style-name="ro1">
          <table:table-cell table:style-name="ce8" office:value-type="string" calcext:value-type="string">
            <text:p>ID</text:p>
          </table:table-cell>
          <table:table-cell table:style-name="ce12" office:value-type="string" calcext:value-type="string">
            <text:p>Cont.Núm - ID</text:p>
          </table:table-cell>
        </table:table-row>
        <table:table-row table:style-name="ro1">
          <table:table-cell table:style-name="ce9" office:value-type="string" calcext:value-type="string">
            <text:p>Total Resultado</text:p>
          </table:table-cell>
          <table:table-cell table:style-name="ce13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lanilha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lanilha1.A1:Planilha1.F328" table:display-filter-buttons="true"/>
        <table:database-range table:name="__Anonymous_Sheet_DB__1" table:target-range-address="'Tabela dinâmica_Planilha1_1'.A1:'Tabela dinâmica_Planilha1_1'.B297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abela dinâmica_Planilha1_1'.A1:'Tabela dinâmica_Planilha1_1'.B297" table:buttons="'Tabela dinâmica_Planilha1_1'.A1" table:show-filter-button="false" table:drill-down-on-double-click="false">
          <table:source-cell-range table:cell-range-address="Planilha1.A1:Planilha1.E328"/>
          <table:data-pilot-field table:source-field-name="ID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80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21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6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312" table:display="true" table:show-details="true"/>
                <table:data-pilot-member table:name="316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2" table:display="true" table:show-details="true"/>
                <table:data-pilot-member table:name="326" table:display="true" table:show-details="true"/>
                <table:data-pilot-member table:name="328" table:display="true" table:show-details="true"/>
                <table:data-pilot-member table:name="330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50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61" table:display="true" table:show-details="true"/>
                <table:data-pilot-member table:name="363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1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6" table:display="true" table:show-details="true"/>
                <table:data-pilot-member table:name="378" table:display="true" table:show-details="true"/>
                <table:data-pilot-member table:name="381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5" table:display="true" table:show-details="true"/>
                <table:data-pilot-member table:name="418" table:display="true" table:show-details="true"/>
                <table:data-pilot-member table:name="422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7" table:display="true" table:show-details="true"/>
                <table:data-pilot-member table:name="4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D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13:25:26.26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23T13:25:28.940000000</meta:creation-date>
    <meta:editing-duration>PT19H43M32S</meta:editing-duration>
    <meta:editing-cycles>2</meta:editing-cycles>
    <meta:generator>LibreOffice/6.4.4.2$Windows_X86_64 LibreOffice_project/3d775be2011f3886db32dfd395a6a6d1ca2630ff</meta:generator>
    <dc:date>2021-05-24T10:39:49.577000000</dc:date>
    <meta:document-statistic meta:table-count="3" meta:cell-count="2562" meta:object-count="0"/>
  </office:meta>
</office:document-meta>
</file>